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5.0071in"/>
    </style:style>
    <style:style style:name="co20" style:family="table-column">
      <style:table-column-properties fo:break-before="auto" style:column-width="2.1764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3.2701in"/>
    </style:style>
    <style:style style:name="co23" style:family="table-column">
      <style:table-column-properties fo:break-before="auto" style:column-width="1.7791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3638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3.9563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  <style:style style:name="ce1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IRCLE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1" table:default-cell-style-name="ce4"/>
        <table:table-column table:style-name="co26" table:default-cell-style-name="ce4"/>
        <table:table-column table:style-name="co27" table:default-cell-style-name="Default"/>
        <table:table-column table:style-name="co26" table:default-cell-style-name="ce4"/>
        <table:table-column table:style-name="co23" table:default-cell-style-name="Default"/>
        <table:table-column table:style-name="co26" table:default-cell-style-name="ce4"/>
        <table:table-column table:style-name="co17" table:default-cell-style-name="Default"/>
        <table:table-column table:style-name="co26" table:default-cell-style-name="ce4"/>
        <table:table-column table:style-name="co24" table:default-cell-style-name="Default"/>
        <table:table-column table:style-name="co26" table:default-cell-style-name="ce4"/>
        <table:table-column table:style-name="co12" table:default-cell-style-name="Default"/>
        <table:table-column table:style-name="co28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CIR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CIRCL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CIRCL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CIRCL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2" office:value-type="float" office:value="49641" calcext:value-type="float">
            <text:p>4.964100000000E+04</text:p>
          </table:table-cell>
          <table:table-cell table:style-name="ce2" office:value-type="float" office:value="24822" calcext:value-type="float">
            <text:p>2.482200000000E+04</text:p>
          </table:table-cell>
          <table:table-cell table:style-name="ce2" office:value-type="float" office:value="16549" calcext:value-type="float">
            <text:p>1.654900000000E+04</text:p>
          </table:table-cell>
          <table:table-cell table:style-name="ce2" office:value-type="float" office:value="12413" calcext:value-type="float">
            <text:p>1.241300000000E+0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49641" calcext:value-type="float">
            <text:p>49641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24822" calcext:value-type="float">
            <text:p>24822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6549" calcext:value-type="float">
            <text:p>16549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2413" calcext:value-type="float">
            <text:p>1241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1093913738449" calcext:value-type="float">
            <text:p>1.093913738449E-03</text:p>
          </table:table-cell>
          <table:table-cell table:style-name="ce2" office:value-type="float" office:value="0.002187639876" calcext:value-type="float">
            <text:p>2.187639876000E-03</text:p>
          </table:table-cell>
          <table:table-cell table:style-name="ce2" office:value-type="float" office:value="0.003281178287065" calcext:value-type="float">
            <text:p>3.281178287065E-03</text:p>
          </table:table-cell>
          <table:table-cell table:style-name="ce2" office:value-type="float" office:value="0.004374701201686" calcext:value-type="float">
            <text:p>4.374701201686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093913738449" calcext:value-type="float">
            <text:p>1.093913738449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187639876" calcext:value-type="float">
            <text:p>2.18763987600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3281178287065" calcext:value-type="float">
            <text:p>3.281178287065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4374701201686" calcext:value-type="float">
            <text:p>4.374701201686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496.3785816452" calcext:value-type="float">
            <text:p>4.963785816452E+02</text:p>
          </table:table-cell>
          <table:table-cell table:style-name="ce2" office:value-type="float" office:value="496.3771594934" calcext:value-type="float">
            <text:p>4.963771594934E+02</text:p>
          </table:table-cell>
          <table:table-cell table:style-name="ce2" office:value-type="float" office:value="496.3757335444" calcext:value-type="float">
            <text:p>4.963757335444E+02</text:p>
          </table:table-cell>
          <table:table-cell table:style-name="ce2" office:value-type="float" office:value="496.3942987341" calcext:value-type="float">
            <text:p>4.963942987341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85816452" calcext:value-type="float">
            <text:p>4.96378581645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71594934" calcext:value-type="float">
            <text:p>4.96377159493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57335444" calcext:value-type="float">
            <text:p>4.96375733544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942987341" calcext:value-type="float">
            <text:p>4.963942987341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496.378581315" calcext:value-type="float">
            <text:p>4.963785813150E+02</text:p>
          </table:table-cell>
          <table:table-cell table:style-name="ce2" office:value-type="float" office:value="496.3771581682" calcext:value-type="float">
            <text:p>4.963771581682E+02</text:p>
          </table:table-cell>
          <table:table-cell table:style-name="ce2" office:value-type="float" office:value="496.375730563" calcext:value-type="float">
            <text:p>4.963757305630E+02</text:p>
          </table:table-cell>
          <table:table-cell table:style-name="ce2" office:value-type="float" office:value="496.3942934342" calcext:value-type="float">
            <text:p>4.963942934342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8581315" calcext:value-type="float">
            <text:p>4.96378581315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71581682" calcext:value-type="float">
            <text:p>4.96377158168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75730563" calcext:value-type="float">
            <text:p>4.96375730563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96.3942934342" calcext:value-type="float">
            <text:p>4.963942934342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000003302195636934" calcext:value-type="float">
            <text:p>3.302195636934E-07</text:p>
          </table:table-cell>
          <table:table-cell table:style-name="ce2" office:value-type="float" office:value="0.000001325165840171" calcext:value-type="float">
            <text:p>1.325165840171E-06</text:p>
          </table:table-cell>
          <table:table-cell table:style-name="ce2" office:value-type="float" office:value="0.000002981455850204" calcext:value-type="float">
            <text:p>2.981455850204E-06</text:p>
          </table:table-cell>
          <table:table-cell table:style-name="ce2" office:value-type="float" office:value="0.000005299917688717" calcext:value-type="float">
            <text:p>5.299917688717E-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302195636934" calcext:value-type="float">
            <text:p>3.30219563693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325165840171" calcext:value-type="float">
            <text:p>1.325165840171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2981455850204" calcext:value-type="float">
            <text:p>2.981455850204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5299917688717" calcext:value-type="float">
            <text:p>5.299917688717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000006652574786747" calcext:value-type="float">
            <text:p>6.652574786747E-08</text:p>
          </table:table-cell>
          <table:table-cell table:style-name="ce2" office:value-type="float" office:value="0.0000002669675295946" calcext:value-type="float">
            <text:p>2.669675295946E-07</text:p>
          </table:table-cell>
          <table:table-cell table:style-name="ce2" office:value-type="float" office:value="0.0000006006449648363" calcext:value-type="float">
            <text:p>6.006449648363E-07</text:p>
          </table:table-cell>
          <table:table-cell table:style-name="ce2" office:value-type="float" office:value="0.000001067683029848" calcext:value-type="float">
            <text:p>1.067683029848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6652574786747" calcext:value-type="float">
            <text:p>6.65257478674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2669675295946" calcext:value-type="float">
            <text:p>2.669675295946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6006449648363" calcext:value-type="float">
            <text:p>6.00644964836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067683029848" calcext:value-type="float">
            <text:p>1.06768302984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6.283146611127" calcext:value-type="float">
            <text:p>6.283146611127E+00</text:p>
          </table:table-cell>
          <table:table-cell table:style-name="ce2" office:value-type="float" office:value="6.283002050952" calcext:value-type="float">
            <text:p>6.283002050952E+00</text:p>
          </table:table-cell>
          <table:table-cell table:style-name="ce2" office:value-type="float" office:value="6.282857458743" calcext:value-type="float">
            <text:p>6.282857458743E+00</text:p>
          </table:table-cell>
          <table:table-cell table:style-name="ce2" office:value-type="float" office:value="6.282965934945" calcext:value-type="float">
            <text:p>6.282965934945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3146611127" calcext:value-type="float">
            <text:p>6.283146611127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3002050952" calcext:value-type="float">
            <text:p>6.283002050952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2857458743" calcext:value-type="float">
            <text:p>6.282857458743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2965934945" calcext:value-type="float">
            <text:p>6.282965934945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5235292684461" calcext:value-type="float">
            <text:p>5.235292684461E-05</text:p>
          </table:table-cell>
          <table:table-cell table:style-name="ce2" office:value-type="float" office:value="0.0002093803820914" calcext:value-type="float">
            <text:p>2.093803820914E-04</text:p>
          </table:table-cell>
          <table:table-cell table:style-name="ce2" office:value-type="float" office:value="0.0004710353817982" calcext:value-type="float">
            <text:p>4.710353817982E-04</text:p>
          </table:table-cell>
          <table:table-cell table:style-name="ce2" office:value-type="float" office:value="0.0008373046676549" calcext:value-type="float">
            <text:p>8.373046676549E-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235292684461" calcext:value-type="float">
            <text:p>5.23529268446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093803820914" calcext:value-type="float">
            <text:p>2.09380382091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710353817982" calcext:value-type="float">
            <text:p>4.71035381798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8373046676549" calcext:value-type="float">
            <text:p>8.373046676549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99568526293" calcext:value-type="float">
            <text:p>9.999568526293E-03</text:p>
          </table:table-cell>
          <table:table-cell table:style-name="ce2" office:value-type="float" office:value="0.01999827402173" calcext:value-type="float">
            <text:p>1.999827402173E-02</text:p>
          </table:table-cell>
          <table:table-cell table:style-name="ce2" office:value-type="float" office:value="0.02999611636116" calcext:value-type="float">
            <text:p>2.999611636116E-02</text:p>
          </table:table-cell>
          <table:table-cell table:style-name="ce2" office:value-type="float" office:value="0.03999309528956" calcext:value-type="float">
            <text:p>3.999309528956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99568526293" calcext:value-type="float">
            <text:p>9.999568526293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99827402173" calcext:value-type="float">
            <text:p>1.99982740217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999611636116" calcext:value-type="float">
            <text:p>2.999611636116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999309528956" calcext:value-type="float">
            <text:p>3.999309528956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9999568519641" calcext:value-type="float">
            <text:p>9.999568519641E-03</text:p>
          </table:table-cell>
          <table:table-cell table:style-name="ce2" office:value-type="float" office:value="0.01999827396834" calcext:value-type="float">
            <text:p>1.999827396834E-02</text:p>
          </table:table-cell>
          <table:table-cell table:style-name="ce2" office:value-type="float" office:value="0.02999611618099" calcext:value-type="float">
            <text:p>2.999611618099E-02</text:p>
          </table:table-cell>
          <table:table-cell table:style-name="ce2" office:value-type="float" office:value="0.03999309486257" calcext:value-type="float">
            <text:p>3.999309486257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99568519641" calcext:value-type="float">
            <text:p>9.99956851964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99827396834" calcext:value-type="float">
            <text:p>1.99982739683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999611618099" calcext:value-type="float">
            <text:p>2.99961161809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999309486257" calcext:value-type="float">
            <text:p>3.999309486257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1265742669445" calcext:value-type="float">
            <text:p>1.265742669445E-04</text:p>
          </table:table-cell>
          <table:table-cell table:style-name="ce2" office:value-type="float" office:value="0.0002531325108155" calcext:value-type="float">
            <text:p>2.531325108155E-04</text:p>
          </table:table-cell>
          <table:table-cell table:style-name="ce2" office:value-type="float" office:value="0.0003796747316136" calcext:value-type="float">
            <text:p>3.796747316136E-04</text:p>
          </table:table-cell>
          <table:table-cell table:style-name="ce2" office:value-type="float" office:value="0.0005062009293381" calcext:value-type="float">
            <text:p>5.062009293381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265742669445" calcext:value-type="float">
            <text:p>1.265742669445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531325108155" calcext:value-type="float">
            <text:p>2.531325108155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3796747316136" calcext:value-type="float">
            <text:p>3.796747316136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062009293381" calcext:value-type="float">
            <text:p>5.062009293381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1054652031519" calcext:value-type="float">
            <text:p>1.054652031519E-09</text:p>
          </table:table-cell>
          <table:table-cell table:style-name="ce2" office:value-type="float" office:value="0.000000008435614281914" calcext:value-type="float">
            <text:p>8.435614281914E-09</text:p>
          </table:table-cell>
          <table:table-cell table:style-name="ce2" office:value-type="float" office:value="0.00000002846479222856" calcext:value-type="float">
            <text:p>2.846479222856E-08</text:p>
          </table:table-cell>
          <table:table-cell table:style-name="ce2" office:value-type="float" office:value="0.0000000674592867914" calcext:value-type="float">
            <text:p>6.745928679140E-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1054652031519" calcext:value-type="float">
            <text:p>1.054652031519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8435614281914" calcext:value-type="float">
            <text:p>8.435614281914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846479222856" calcext:value-type="float">
            <text:p>2.846479222856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674592867914" calcext:value-type="float">
            <text:p>6.745928679140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table:style-name="ce9" office:value-type="float" office:value="17.277667419" calcext:value-type="float">
            <text:p>17.277667419</text:p>
          </table:table-cell>
          <table:table-cell office:value-type="float" office:value="8.160163431" calcext:value-type="float">
            <text:p>8.160163431</text:p>
          </table:table-cell>
          <table:table-cell office:value-type="float" office:value="5.399371536" calcext:value-type="float">
            <text:p>5.399371536</text:p>
          </table:table-cell>
          <table:table-cell table:style-name="ce11" office:value-type="float" office:value="4.053925" calcext:value-type="float">
            <text:p>4.05392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7.277667419" calcext:value-type="float">
            <text:p>17.277667419</text:p>
          </table:table-cell>
          <table:table-cell office:value-type="string" calcext:value-type="string">
            <text:p>&amp;</text:p>
          </table:table-cell>
          <table:table-cell office:value-type="float" office:value="8.160163431" calcext:value-type="float">
            <text:p>8.160163431</text:p>
          </table:table-cell>
          <table:table-cell office:value-type="string" calcext:value-type="string">
            <text:p>&amp;</text:p>
          </table:table-cell>
          <table:table-cell office:value-type="float" office:value="5.399371536" calcext:value-type="float">
            <text:p>5.399371536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4.053925" calcext:value-type="float">
            <text:p>4.0539250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&amp;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1) CIRCLE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CIRCLE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TOTAL-INTERPOLATED-POINTS <text:s text:c="9"/></text:p>
          </table:table-cell>
          <table:table-cell table:style-name="ce2" office:value-type="float" office:value="49641" calcext:value-type="float">
            <text:p>4.9641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SUM-CHORD-ERROR-(mm) <text:s text:c="14"/></text:p>
          </table:table-cell>
          <table:table-cell table:style-name="ce2" office:value-type="float" office:value="0.001093913738449" calcext:value-type="float">
            <text:p>1.093913738449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CIRCLE SUM-CHORD-ERROR/TOT-INTERPOL-PNTS <text:s/>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SUM-ARC-LENGTH-(mm) <text:s text:c="15"/></text:p>
          </table:table-cell>
          <table:table-cell table:style-name="ce2" office:value-type="float" office:value="496.3785816452" calcext:value-type="float">
            <text:p>4.96378581645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SUM-CHORD-LENGTH-(mm) <text:s text:c="13"/></text:p>
          </table:table-cell>
          <table:table-cell table:style-name="ce2" office:value-type="float" office:value="496.378581315" calcext:value-type="float">
            <text:p>4.96378581315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DIFF-ARC-LENGTH-CHORD-LENGTH-(mm) <text:s/></text:p>
          </table:table-cell>
          <table:table-cell table:style-name="ce2" office:value-type="float" office:value="0.0000003302195636934" calcext:value-type="float">
            <text:p>3.302195636934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PCNT-DIFF-ARC-CHORD-LENGTH <text:s text:c="8"/></text:p>
          </table:table-cell>
          <table:table-cell table:style-name="ce2" office:value-type="float" office:value="0.00000006652574786747" calcext:value-type="float">
            <text:p>6.65257478674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SUM-CHORD-ERROR/SUM-CHORD-LENGTH <text:s text:c="2"/>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SUM-ARC-THETA-(rad) <text:s text:c="15"/></text:p>
          </table:table-cell>
          <table:table-cell table:style-name="ce2" office:value-type="float" office:value="6.283146611127" calcext:value-type="float">
            <text:p>6.283146611127E+00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CIRCLE SUM-ARC-AREA-(mm2) <text:s text:c="16"/></text:p>
          </table:table-cell>
          <table:table-cell table:style-name="ce2" office:value-type="float" office:value="0.00005235292684461" calcext:value-type="float">
            <text:p>5.235292684461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CIRCLE SUM-ARC-AREA/SUM-CHORD-LENGTH <text:s text:c="5"/>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AVG-CHORD-ERROR-(mm) <text:s text:c="14"/></text:p>
          </table:table-cell>
          <table:table-cell table:style-name="ce2" office:value-type="float" office:value="0.00000002203694074232" calcext:value-type="float">
            <text:p>2.203694074232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AVG-ARC-LENGTH-(mm) <text:s text:c="15"/></text:p>
          </table:table-cell>
          <table:table-cell table:style-name="ce2" office:value-type="float" office:value="0.009999568526293" calcext:value-type="float">
            <text:p>9.999568526293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CIRCLE AVG-CHORD-LENGTH-(mm) <text:s text:c="13"/></text:p>
          </table:table-cell>
          <table:table-cell table:style-name="ce2" office:value-type="float" office:value="0.009999568519641" calcext:value-type="float">
            <text:p>9.99956851964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AVG-ARC-THETA-(rad) <text:s text:c="15"/></text:p>
          </table:table-cell>
          <table:table-cell table:style-name="ce2" office:value-type="float" office:value="0.0001265742669445" calcext:value-type="float">
            <text:p>1.265742669445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CIRCLE AVG-ARC-AREA-(mm2) <text:s text:c="16"/></text:p>
          </table:table-cell>
          <table:table-cell table:style-name="ce2" office:value-type="float" office:value="0.000000001054652031519" calcext:value-type="float">
            <text:p>1.054652031519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3-10-05 02:49:35.447825261 Total-program-run-duration </text:p>
          </table:table-cell>
          <table:table-cell table:style-name="ce2" office:value-type="string" calcext:value-type="string">
            <text:p><text:s/>17.277667419 seconds.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TOTAL-INTERPOLATED-POINTS <text:s text:c="9"/></text:p>
          </table:table-cell>
          <table:table-cell table:style-name="ce2" office:value-type="float" office:value="24822" calcext:value-type="float">
            <text:p>2.4822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CHORD-ERROR-(mm) <text:s text:c="14"/></text:p>
          </table:table-cell>
          <table:table-cell table:style-name="ce2" office:value-type="float" office:value="0.002187639876" calcext:value-type="float">
            <text:p>2.187639876000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CHORD-ERROR/TOT-INTERPOL-PNTS <text:s/>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ARC-LENGTH-(mm) <text:s text:c="15"/></text:p>
          </table:table-cell>
          <table:table-cell table:style-name="ce2" office:value-type="float" office:value="496.3771594934" calcext:value-type="float">
            <text:p>4.96377159493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CHORD-LENGTH-(mm) <text:s text:c="13"/></text:p>
          </table:table-cell>
          <table:table-cell table:style-name="ce2" office:value-type="float" office:value="496.3771581682" calcext:value-type="float">
            <text:p>4.96377158168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DIFF-ARC-LENGTH-CHORD-LENGTH-(mm) <text:s/></text:p>
          </table:table-cell>
          <table:table-cell table:style-name="ce2" office:value-type="float" office:value="0.000001325165840171" calcext:value-type="float">
            <text:p>1.325165840171E-06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PCNT-DIFF-ARC-CHORD-LENGTH <text:s text:c="8"/></text:p>
          </table:table-cell>
          <table:table-cell table:style-name="ce2" office:value-type="float" office:value="0.0000002669675295946" calcext:value-type="float">
            <text:p>2.669675295946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CHORD-ERROR/SUM-CHORD-LENGTH <text:s text:c="2"/>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ARC-THETA-(rad) <text:s text:c="15"/></text:p>
          </table:table-cell>
          <table:table-cell table:style-name="ce2" office:value-type="float" office:value="6.283002050952" calcext:value-type="float">
            <text:p>6.283002050952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ARC-AREA-(mm2) <text:s text:c="16"/></text:p>
          </table:table-cell>
          <table:table-cell table:style-name="ce2" office:value-type="float" office:value="0.0002093803820914" calcext:value-type="float">
            <text:p>2.093803820914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SUM-ARC-AREA/SUM-CHORD-LENGTH <text:s text:c="5"/>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AVG-CHORD-ERROR-(mm) <text:s text:c="14"/></text:p>
          </table:table-cell>
          <table:table-cell table:style-name="ce2" office:value-type="float" office:value="0.00000008813665347893" calcext:value-type="float">
            <text:p>8.813665347893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AVG-ARC-LENGTH-(mm) <text:s text:c="15"/></text:p>
          </table:table-cell>
          <table:table-cell table:style-name="ce2" office:value-type="float" office:value="0.01999827402173" calcext:value-type="float">
            <text:p>1.99982740217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AVG-CHORD-LENGTH-(mm) <text:s text:c="13"/></text:p>
          </table:table-cell>
          <table:table-cell table:style-name="ce2" office:value-type="float" office:value="0.01999827396834" calcext:value-type="float">
            <text:p>1.99982739683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AVG-ARC-THETA-(rad) <text:s text:c="15"/></text:p>
          </table:table-cell>
          <table:table-cell table:style-name="ce2" office:value-type="float" office:value="0.0002531325108155" calcext:value-type="float">
            <text:p>2.531325108155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CIRCLE AVG-ARC-AREA-(mm2) <text:s text:c="16"/></text:p>
          </table:table-cell>
          <table:table-cell table:style-name="ce2" office:value-type="float" office:value="0.000000008435614281914" calcext:value-type="float">
            <text:p>8.435614281914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03:12:35.17" calcext:value-type="date">
            <text:p>2023-10-05 03:12:3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8.160163431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TOTAL-INTERPOLATED-POINTS <text:s text:c="9"/></text:p>
          </table:table-cell>
          <table:table-cell table:style-name="ce2" office:value-type="float" office:value="16549" calcext:value-type="float">
            <text:p>1.6549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CHORD-ERROR-(mm) <text:s text:c="14"/></text:p>
          </table:table-cell>
          <table:table-cell table:style-name="ce2" office:value-type="float" office:value="0.003281178287065" calcext:value-type="float">
            <text:p>3.281178287065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CHORD-ERROR/TOT-INTERPOL-PNTS <text:s/>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ARC-LENGTH-(mm) <text:s text:c="15"/></text:p>
          </table:table-cell>
          <table:table-cell table:style-name="ce2" office:value-type="float" office:value="496.3757335444" calcext:value-type="float">
            <text:p>4.96375733544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CHORD-LENGTH-(mm) <text:s text:c="13"/></text:p>
          </table:table-cell>
          <table:table-cell table:style-name="ce2" office:value-type="float" office:value="496.375730563" calcext:value-type="float">
            <text:p>4.96375730563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DIFF-ARC-LENGTH-CHORD-LENGTH-(mm) <text:s/></text:p>
          </table:table-cell>
          <table:table-cell table:style-name="ce2" office:value-type="float" office:value="0.000002981455850204" calcext:value-type="float">
            <text:p>2.981455850204E-06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PCNT-DIFF-ARC-CHORD-LENGTH <text:s text:c="8"/></text:p>
          </table:table-cell>
          <table:table-cell table:style-name="ce2" office:value-type="float" office:value="0.0000006006449648363" calcext:value-type="float">
            <text:p>6.006449648363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CHORD-ERROR/SUM-CHORD-LENGTH <text:s text:c="2"/>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ARC-THETA-(rad) <text:s text:c="15"/></text:p>
          </table:table-cell>
          <table:table-cell table:style-name="ce2" office:value-type="float" office:value="6.282857458743" calcext:value-type="float">
            <text:p>6.282857458743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ARC-AREA-(mm2) <text:s text:c="16"/></text:p>
          </table:table-cell>
          <table:table-cell table:style-name="ce2" office:value-type="float" office:value="0.0004710353817982" calcext:value-type="float">
            <text:p>4.710353817982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SUM-ARC-AREA/SUM-CHORD-LENGTH <text:s text:c="5"/>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AVG-CHORD-ERROR-(mm) <text:s text:c="14"/></text:p>
          </table:table-cell>
          <table:table-cell table:style-name="ce2" office:value-type="float" office:value="0.0000001982824683989" calcext:value-type="float">
            <text:p>1.982824683989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AVG-ARC-LENGTH-(mm) <text:s text:c="15"/></text:p>
          </table:table-cell>
          <table:table-cell table:style-name="ce2" office:value-type="float" office:value="0.02999611636116" calcext:value-type="float">
            <text:p>2.999611636116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AVG-CHORD-LENGTH-(mm) <text:s text:c="13"/></text:p>
          </table:table-cell>
          <table:table-cell table:style-name="ce2" office:value-type="float" office:value="0.02999611618099" calcext:value-type="float">
            <text:p>2.999611618099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AVG-ARC-THETA-(rad) <text:s text:c="15"/></text:p>
          </table:table-cell>
          <table:table-cell table:style-name="ce2" office:value-type="float" office:value="0.0003796747316136" calcext:value-type="float">
            <text:p>3.796747316136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CIRCLE AVG-ARC-AREA-(mm2) <text:s text:c="16"/></text:p>
          </table:table-cell>
          <table:table-cell table:style-name="ce2" office:value-type="float" office:value="0.00000002846479222856" calcext:value-type="float">
            <text:p>2.846479222856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03:18:43.48" calcext:value-type="date">
            <text:p>2023-10-05 03:18:43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5.399371536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TOTAL-INTERPOLATED-POINTS <text:s text:c="9"/></text:p>
          </table:table-cell>
          <table:table-cell table:style-name="ce2" office:value-type="float" office:value="12413" calcext:value-type="float">
            <text:p>1.2413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CHORD-ERROR-(mm) <text:s text:c="14"/></text:p>
          </table:table-cell>
          <table:table-cell table:style-name="ce2" office:value-type="float" office:value="0.004374701201686" calcext:value-type="float">
            <text:p>4.37470120168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CHORD-ERROR/TOT-INTERPOL-PNTS <text:s/>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ARC-LENGTH-(mm) <text:s text:c="15"/></text:p>
          </table:table-cell>
          <table:table-cell table:style-name="ce2" office:value-type="float" office:value="496.3942987341" calcext:value-type="float">
            <text:p>4.963942987341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CHORD-LENGTH-(mm) <text:s text:c="13"/></text:p>
          </table:table-cell>
          <table:table-cell table:style-name="ce2" office:value-type="float" office:value="496.3942934342" calcext:value-type="float">
            <text:p>4.96394293434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DIFF-ARC-LENGTH-CHORD-LENGTH-(mm) <text:s/></text:p>
          </table:table-cell>
          <table:table-cell table:style-name="ce2" office:value-type="float" office:value="0.000005299917688717" calcext:value-type="float">
            <text:p>5.299917688717E-06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PCNT-DIFF-ARC-CHORD-LENGTH <text:s text:c="8"/></text:p>
          </table:table-cell>
          <table:table-cell table:style-name="ce2" office:value-type="float" office:value="0.000001067683029848" calcext:value-type="float">
            <text:p>1.067683029848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CHORD-ERROR/SUM-CHORD-LENGTH <text:s text:c="2"/>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ARC-THETA-(rad) <text:s text:c="15"/></text:p>
          </table:table-cell>
          <table:table-cell table:style-name="ce2" office:value-type="float" office:value="6.282965934945" calcext:value-type="float">
            <text:p>6.282965934945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ARC-AREA-(mm2) <text:s text:c="16"/></text:p>
          </table:table-cell>
          <table:table-cell table:style-name="ce2" office:value-type="float" office:value="0.0008373046676549" calcext:value-type="float">
            <text:p>8.373046676549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SUM-ARC-AREA/SUM-CHORD-LENGTH <text:s text:c="5"/>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AVG-CHORD-ERROR-(mm) <text:s text:c="14"/></text:p>
          </table:table-cell>
          <table:table-cell table:style-name="ce2" office:value-type="float" office:value="0.0000003524573962041" calcext:value-type="float">
            <text:p>3.524573962041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AVG-ARC-LENGTH-(mm) <text:s text:c="15"/></text:p>
          </table:table-cell>
          <table:table-cell table:style-name="ce2" office:value-type="float" office:value="0.03999309528956" calcext:value-type="float">
            <text:p>3.999309528956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AVG-CHORD-LENGTH-(mm) <text:s text:c="13"/></text:p>
          </table:table-cell>
          <table:table-cell table:style-name="ce2" office:value-type="float" office:value="0.03999309486257" calcext:value-type="float">
            <text:p>3.999309486257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AVG-ARC-THETA-(rad) <text:s text:c="15"/></text:p>
          </table:table-cell>
          <table:table-cell table:style-name="ce2" office:value-type="float" office:value="0.0005062009293381" calcext:value-type="float">
            <text:p>5.062009293381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CIRCLE AVG-ARC-AREA-(mm2) <text:s text:c="16"/></text:p>
          </table:table-cell>
          <table:table-cell table:style-name="ce2" office:value-type="float" office:value="0.0000000674592867914" calcext:value-type="float">
            <text:p>6.745928679140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03:23:14.25" calcext:value-type="date">
            <text:p>2023-10-05 03:23:14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4.053925000 seconds.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9:56:58.787764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8T20:15:18.872640324</dc:date>
    <meta:editing-duration>PT4H13M21S</meta:editing-duration>
    <meta:editing-cycles>41</meta:editing-cycles>
    <meta:generator>LibreOffice/6.4.7.2$Linux_X86_64 LibreOffice_project/40$Build-2</meta:generator>
    <meta:document-statistic meta:table-count="4" meta:cell-count="3012" meta:object-count="0"/>
  </office:meta>
</office:document-meta>
</file>